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ungsuh" svg:font-family="Gungsuh" style:font-family-generic="roman" style:font-pitch="variable"/>
    <style:font-face style:name="ScalaSansLF-Regular" svg:font-family="ScalaSansLF-Regular"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Gungsuh"/>
    </style:style>
    <style:style style:name="P2" style:parent-style-name="Standard" style:family="paragraph">
      <style:text-properties style:font-name="Gungsuh"/>
    </style:style>
    <style:style style:name="P3" style:parent-style-name="Standard" style:family="paragraph">
      <style:text-properties style:font-name="Gungsuh"/>
    </style:style>
    <style:style style:name="P4" style:parent-style-name="Standard" style:family="paragraph">
      <style:text-properties style:font-name="Gungsuh"/>
    </style:style>
    <style:style style:name="P5" style:parent-style-name="Standard" style:family="paragraph">
      <style:text-properties style:font-name="Gungsuh"/>
    </style:style>
    <style:style style:name="T6" style:parent-style-name="DefaultParagraphFont" style:family="text">
      <style:text-properties style:font-name="Gungsuh"/>
    </style:style>
    <style:style style:name="T7" style:parent-style-name="DefaultParagraphFont" style:family="text">
      <style:text-properties style:font-name="Gungsuh" fo:font-size="10pt" style:font-size-asian="10pt" style:font-size-complex="10pt"/>
    </style:style>
    <style:style style:name="T8" style:parent-style-name="DefaultParagraphFont" style:family="text">
      <style:text-properties style:font-name="Gungsuh" fo:font-size="10pt" style:font-size-asian="10pt" style:font-size-complex="10pt"/>
    </style:style>
    <style:style style:name="T9" style:parent-style-name="DefaultParagraphFont" style:family="text">
      <style:text-properties style:font-name="Gungsuh" fo:font-size="10pt" style:font-size-asian="10pt" style:font-size-complex="10pt"/>
    </style:style>
    <style:style style:name="T10" style:parent-style-name="DefaultParagraphFont" style:family="text">
      <style:text-properties style:font-name="Gungsuh" fo:font-size="10pt" style:font-size-asian="10pt" style:font-size-complex="10pt"/>
    </style:style>
    <style:style style:name="T11" style:parent-style-name="DefaultParagraphFont" style:family="text">
      <style:text-properties style:font-name="Gungsuh" fo:font-size="10pt" style:font-size-asian="10pt" style:font-size-complex="10pt"/>
    </style:style>
    <style:style style:name="P12" style:parent-style-name="Standard" style:family="paragraph">
      <style:text-properties style:font-name="Gungsuh" fo:font-size="10pt" style:font-size-asian="10pt" style:font-size-complex="10pt"/>
    </style:style>
    <style:style style:name="P13" style:parent-style-name="Standard" style:family="paragraph">
      <style:text-properties style:font-name="Gungsuh" fo:font-size="10pt" style:font-size-asian="10pt" style:font-size-complex="10pt"/>
    </style:style>
    <style:style style:name="P14" style:parent-style-name="Standard" style:family="paragraph">
      <style:text-properties style:font-name="Gungsuh" fo:font-size="10pt" style:font-size-asian="10pt" style:font-size-complex="10pt"/>
    </style:style>
    <style:style style:name="P15" style:parent-style-name="Standard" style:family="paragraph">
      <style:text-properties style:font-name="Gungsuh" fo:font-size="10pt" style:font-size-asian="10pt" style:font-size-complex="10pt"/>
    </style:style>
    <style:style style:name="P16" style:parent-style-name="Standard" style:family="paragraph">
      <style:text-properties style:font-name="Gungsuh"/>
    </style:style>
    <style:style style:name="P17" style:parent-style-name="Standard" style:family="paragraph">
      <style:text-properties style:font-name="Gungsuh"/>
    </style:style>
    <style:style style:name="P18" style:parent-style-name="Standard" style:family="paragraph">
      <style:text-properties style:font-name="Gungsuh"/>
    </style:style>
    <style:style style:name="P19" style:parent-style-name="Standard" style:family="paragraph">
      <style:text-properties style:font-name="Gungsuh"/>
    </style:style>
    <style:style style:name="P20" style:parent-style-name="Standard" style:family="paragraph">
      <style:text-properties style:font-name="Gungsuh"/>
    </style:style>
    <style:style style:name="P21" style:parent-style-name="Standard" style:family="paragraph">
      <style:text-properties style:font-name="Gungsuh"/>
    </style:style>
    <style:style style:name="P22" style:parent-style-name="Standard" style:family="paragraph">
      <style:text-properties style:font-name="Gungsuh"/>
    </style:style>
    <style:style style:name="P23" style:parent-style-name="Standard" style:family="paragraph">
      <style:text-properties style:font-name="Gungsuh"/>
    </style:style>
    <style:style style:name="P24" style:parent-style-name="Standard" style:family="paragraph">
      <style:text-properties style:font-name="Gungsuh"/>
    </style:style>
    <style:style style:name="P25" style:parent-style-name="Standard" style:family="paragraph">
      <style:text-properties style:font-name="Gungsuh"/>
    </style:style>
    <style:style style:name="P26" style:parent-style-name="Standard" style:family="paragraph">
      <style:text-properties style:font-name="Gungsuh"/>
    </style:style>
    <style:style style:name="P27" style:parent-style-name="Standard" style:family="paragraph">
      <style:text-properties style:font-name="Gungsuh"/>
    </style:style>
    <style:style style:name="P28" style:parent-style-name="Standard" style:family="paragraph">
      <style:text-properties style:font-name="Gungsuh"/>
    </style:style>
    <style:style style:name="P29" style:parent-style-name="Standard" style:family="paragraph">
      <style:text-properties style:font-name="Gungsuh"/>
    </style:style>
    <style:style style:name="P30" style:parent-style-name="Standard" style:family="paragraph">
      <style:text-properties style:font-name="Gungsuh"/>
    </style:style>
    <style:style style:name="T31" style:parent-style-name="DefaultParagraphFont" style:family="text">
      <style:text-properties style:font-name="Gungsuh"/>
    </style:style>
    <style:style style:name="T32" style:parent-style-name="DefaultParagraphFont" style:family="text">
      <style:text-properties style:font-name="Gungsuh" fo:font-size="10pt" style:font-size-asian="10pt" style:font-size-complex="10pt"/>
    </style:style>
    <style:style style:name="P33" style:parent-style-name="Standard" style:family="paragraph">
      <style:text-properties style:font-name="Gungsuh" fo:font-size="10pt" style:font-size-asian="10pt" style:font-size-complex="10pt"/>
    </style:style>
    <style:style style:name="P34" style:parent-style-name="Standard" style:family="paragraph">
      <style:text-properties style:font-name="Gungsuh" fo:font-size="10pt" style:font-size-asian="10pt" style:font-size-complex="10pt"/>
    </style:style>
    <style:style style:name="T35" style:parent-style-name="DefaultParagraphFont" style:family="text">
      <style:text-properties style:font-name="Gungsuh" fo:font-size="10pt" style:font-size-asian="10pt" style:font-size-complex="10pt"/>
    </style:style>
    <style:style style:name="T36" style:parent-style-name="DefaultParagraphFont" style:family="text">
      <style:text-properties style:font-name="Gungsuh" fo:font-size="10pt" style:font-size-asian="10pt" style:font-size-complex="10pt"/>
    </style:style>
    <style:style style:name="T37" style:parent-style-name="DefaultParagraphFont" style:family="text">
      <style:text-properties style:font-name="Gungsuh" style:font-name-asian="ScalaSansLF-Regular" style:font-name-complex="ScalaSansLF-Regular" fo:font-size="10pt" style:font-size-asian="10pt" style:font-size-complex="10pt"/>
    </style:style>
    <style:style style:name="P38"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3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40"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41" style:parent-style-name="Standard" style:family="paragraph">
      <style:paragraph-properties style:text-autospace="none"/>
      <style:text-properties style:font-name="Gungsuh" style:font-name-asian="ScalaSansLF-Regular" style:font-name-complex="ScalaSansLF-Regular"/>
    </style:style>
    <style:style style:name="P42" style:parent-style-name="Standard" style:family="paragraph">
      <style:paragraph-properties style:text-autospace="none"/>
      <style:text-properties style:font-name="Gungsuh" style:font-name-asian="ScalaSansLF-Regular" style:font-name-complex="ScalaSansLF-Regular"/>
    </style:style>
    <style:style style:name="P43" style:parent-style-name="Standard" style:family="paragraph">
      <style:paragraph-properties style:text-autospace="none"/>
      <style:text-properties style:font-name="Gungsuh" style:font-name-asian="ScalaSansLF-Regular" style:font-name-complex="ScalaSansLF-Regular"/>
    </style:style>
    <style:style style:name="P44" style:parent-style-name="Standard" style:family="paragraph">
      <style:paragraph-properties style:text-autospace="none"/>
      <style:text-properties style:font-name="Gungsuh" style:font-name-asian="ScalaSansLF-Regular" style:font-name-complex="ScalaSansLF-Regular"/>
    </style:style>
    <style:style style:name="P45" style:parent-style-name="Standard" style:family="paragraph">
      <style:paragraph-properties style:text-autospace="none"/>
      <style:text-properties style:font-name="Gungsuh" style:font-name-asian="ScalaSansLF-Regular" style:font-name-complex="ScalaSansLF-Regular"/>
    </style:style>
    <style:style style:name="P46" style:parent-style-name="Standard" style:family="paragraph">
      <style:paragraph-properties style:text-autospace="none"/>
      <style:text-properties style:font-name="Gungsuh" style:font-name-asian="ScalaSansLF-Regular" style:font-name-complex="ScalaSansLF-Regular"/>
    </style:style>
    <style:style style:name="P47" style:parent-style-name="Standard" style:family="paragraph">
      <style:paragraph-properties style:text-autospace="none"/>
      <style:text-properties style:font-name="Gungsuh" style:font-name-asian="ScalaSansLF-Regular" style:font-name-complex="ScalaSansLF-Regular"/>
    </style:style>
    <style:style style:name="P48" style:parent-style-name="Standard" style:family="paragraph">
      <style:paragraph-properties style:text-autospace="none"/>
      <style:text-properties style:font-name="Gungsuh" style:font-name-asian="ScalaSansLF-Regular" style:font-name-complex="ScalaSansLF-Regular"/>
    </style:style>
    <style:style style:name="P49" style:parent-style-name="Standard" style:family="paragraph">
      <style:paragraph-properties style:text-autospace="none"/>
      <style:text-properties style:font-name="Gungsuh" style:font-name-asian="ScalaSansLF-Regular" style:font-name-complex="ScalaSansLF-Regular"/>
    </style:style>
    <style:style style:name="P50" style:parent-style-name="Standard" style:family="paragraph">
      <style:paragraph-properties style:text-autospace="none"/>
      <style:text-properties style:font-name="Gungsuh" style:font-name-asian="ScalaSansLF-Regular" style:font-name-complex="ScalaSansLF-Regular"/>
    </style:style>
    <style:style style:name="P51" style:parent-style-name="Standard" style:family="paragraph">
      <style:paragraph-properties style:text-autospace="none"/>
      <style:text-properties style:font-name="Gungsuh" style:font-name-asian="ScalaSansLF-Regular" style:font-name-complex="ScalaSansLF-Regular"/>
    </style:style>
    <style:style style:name="P52" style:parent-style-name="Standard" style:family="paragraph">
      <style:paragraph-properties style:text-autospace="none"/>
      <style:text-properties style:font-name="Gungsuh" style:font-name-asian="ScalaSansLF-Regular" style:font-name-complex="ScalaSansLF-Regular"/>
    </style:style>
    <style:style style:name="P53" style:parent-style-name="Standard" style:family="paragraph">
      <style:paragraph-properties style:text-autospace="none"/>
      <style:text-properties style:font-name="Gungsuh" style:font-name-asian="ScalaSansLF-Regular" style:font-name-complex="ScalaSansLF-Regular"/>
    </style:style>
    <style:style style:name="P54" style:parent-style-name="Standard" style:family="paragraph">
      <style:paragraph-properties style:text-autospace="none"/>
      <style:text-properties style:font-name="Gungsuh" style:font-name-asian="ScalaSansLF-Regular" style:font-name-complex="ScalaSansLF-Regular"/>
    </style:style>
    <style:style style:name="P55" style:parent-style-name="Standard" style:family="paragraph">
      <style:paragraph-properties style:text-autospace="none"/>
      <style:text-properties style:font-name="Gungsuh" style:font-name-asian="ScalaSansLF-Regular" style:font-name-complex="ScalaSansLF-Regular"/>
    </style:style>
    <style:style style:name="P56" style:parent-style-name="Standard" style:family="paragraph">
      <style:paragraph-properties style:text-autospace="none"/>
      <style:text-properties style:font-name="Gungsuh" style:font-name-asian="ScalaSansLF-Regular" style:font-name-complex="ScalaSansLF-Regular"/>
    </style:style>
    <style:style style:name="P57" style:parent-style-name="Standard" style:family="paragraph">
      <style:paragraph-properties style:text-autospace="none"/>
      <style:text-properties style:font-name="Gungsuh" style:font-name-asian="ScalaSansLF-Regular" style:font-name-complex="ScalaSansLF-Regular"/>
    </style:style>
    <style:style style:name="P58" style:parent-style-name="Standard" style:family="paragraph">
      <style:paragraph-properties style:text-autospace="none"/>
      <style:text-properties style:font-name="Gungsuh" style:font-name-asian="ScalaSansLF-Regular" style:font-name-complex="ScalaSansLF-Regular"/>
    </style:style>
    <style:style style:name="P59" style:parent-style-name="Standard" style:family="paragraph">
      <style:paragraph-properties style:text-autospace="none"/>
      <style:text-properties style:font-name="Gungsuh" style:font-name-asian="ScalaSansLF-Regular" style:font-name-complex="ScalaSansLF-Regular"/>
    </style:style>
    <style:style style:name="P60" style:parent-style-name="Standard" style:family="paragraph">
      <style:paragraph-properties style:text-autospace="none"/>
      <style:text-properties style:font-name="Gungsuh" style:font-name-asian="ScalaSansLF-Regular" style:font-name-complex="ScalaSansLF-Regular"/>
    </style:style>
    <style:style style:name="P61" style:parent-style-name="Standard" style:family="paragraph">
      <style:paragraph-properties style:text-autospace="none"/>
      <style:text-properties style:font-name="Gungsuh" style:font-name-asian="ScalaSansLF-Regular" style:font-name-complex="ScalaSansLF-Regular"/>
    </style:style>
    <style:style style:name="P62" style:parent-style-name="Standard" style:family="paragraph">
      <style:paragraph-properties style:text-autospace="none"/>
      <style:text-properties style:font-name="Gungsuh" style:font-name-asian="ScalaSansLF-Regular" style:font-name-complex="ScalaSansLF-Regular"/>
    </style:style>
    <style:style style:name="P63" style:parent-style-name="Standard" style:family="paragraph">
      <style:paragraph-properties style:text-autospace="none"/>
      <style:text-properties style:font-name="Gungsuh" style:font-name-asian="ScalaSansLF-Regular" style:font-name-complex="ScalaSansLF-Regular"/>
    </style:style>
    <style:style style:name="P64" style:parent-style-name="Standard" style:family="paragraph">
      <style:paragraph-properties style:text-autospace="none"/>
      <style:text-properties style:font-name="Gungsuh" style:font-name-asian="ScalaSansLF-Regular" style:font-name-complex="ScalaSansLF-Regular"/>
    </style:style>
    <style:style style:name="P65" style:parent-style-name="Standard" style:family="paragraph">
      <style:paragraph-properties style:text-autospace="none"/>
      <style:text-properties style:font-name="Gungsuh" style:font-name-asian="ScalaSansLF-Regular" style:font-name-complex="ScalaSansLF-Regular"/>
    </style:style>
    <style:style style:name="P66" style:parent-style-name="Standard" style:family="paragraph">
      <style:paragraph-properties style:text-autospace="none"/>
      <style:text-properties style:font-name="Gungsuh" style:font-name-asian="ScalaSansLF-Regular" style:font-name-complex="ScalaSansLF-Regular"/>
    </style:style>
    <style:style style:name="P67" style:parent-style-name="Standard" style:family="paragraph">
      <style:paragraph-properties style:text-autospace="none"/>
    </style:style>
    <style:style style:name="T68" style:parent-style-name="DefaultParagraphFont" style:family="text">
      <style:text-properties style:font-name="Gungsuh" style:font-name-asian="ScalaSansLF-Regular" style:font-name-complex="ScalaSansLF-Regular"/>
    </style:style>
    <style:style style:name="T69" style:parent-style-name="DefaultParagraphFont" style:family="text">
      <style:text-properties style:font-name="Gungsuh" style:font-name-asian="ScalaSansLF-Regular" style:font-name-complex="ScalaSansLF-Regular" fo:font-size="10pt" style:font-size-asian="10pt" style:font-size-complex="10pt"/>
    </style:style>
    <style:style style:name="T70" style:parent-style-name="DefaultParagraphFont" style:family="text">
      <style:text-properties style:font-name="Gungsuh" style:font-name-asian="ScalaSansLF-Regular" style:font-name-complex="ScalaSansLF-Regular" fo:font-size="10pt" style:font-size-asian="10pt" style:font-size-complex="10pt"/>
    </style:style>
    <style:style style:name="T71" style:parent-style-name="DefaultParagraphFont" style:family="text">
      <style:text-properties style:font-name="Gungsuh" style:font-name-asian="ScalaSansLF-Regular" style:font-name-complex="ScalaSansLF-Regular" fo:font-size="10pt" style:font-size-asian="10pt" style:font-size-complex="10pt"/>
    </style:style>
    <style:style style:name="T72" style:parent-style-name="DefaultParagraphFont" style:family="text">
      <style:text-properties style:font-name="Gungsuh" style:font-name-asian="ScalaSansLF-Regular" style:font-name-complex="ScalaSansLF-Regular" fo:font-size="10pt" style:font-size-asian="10pt" style:font-size-complex="10pt"/>
    </style:style>
    <style:style style:name="T73" style:parent-style-name="DefaultParagraphFont" style:family="text">
      <style:text-properties style:font-name="Gungsuh" style:font-name-asian="ScalaSansLF-Regular" style:font-name-complex="ScalaSansLF-Regular" fo:font-size="10pt" style:font-size-asian="10pt" style:font-size-complex="10pt"/>
    </style:style>
    <style:style style:name="T74" style:parent-style-name="DefaultParagraphFont" style:family="text">
      <style:text-properties style:font-name="Gungsuh" style:font-name-asian="ScalaSansLF-Regular" style:font-name-complex="ScalaSansLF-Regular" fo:font-size="10pt" style:font-size-asian="10pt" style:font-size-complex="10pt"/>
    </style:style>
    <style:style style:name="T75" style:parent-style-name="DefaultParagraphFont" style:family="text">
      <style:text-properties style:font-name="Gungsuh" style:font-name-asian="ScalaSansLF-Regular" style:font-name-complex="ScalaSansLF-Regular" fo:font-size="10pt" style:font-size-asian="10pt" style:font-size-complex="10pt"/>
    </style:style>
    <style:style style:name="T76" style:parent-style-name="DefaultParagraphFont" style:family="text">
      <style:text-properties style:font-name="Gungsuh" style:font-name-asian="ScalaSansLF-Regular" style:font-name-complex="ScalaSansLF-Regular" fo:font-size="10pt" style:font-size-asian="10pt" style:font-size-complex="10pt"/>
    </style:style>
    <style:style style:name="T77" style:parent-style-name="DefaultParagraphFont" style:family="text">
      <style:text-properties style:font-name="Gungsuh" style:font-name-asian="ScalaSansLF-Regular" style:font-name-complex="ScalaSansLF-Regular" fo:font-size="10pt" style:font-size-asian="10pt" style:font-size-complex="10pt"/>
    </style:style>
    <style:style style:name="T78" style:parent-style-name="DefaultParagraphFont" style:family="text">
      <style:text-properties style:font-name="Gungsuh" style:font-name-asian="ScalaSansLF-Regular" style:font-name-complex="ScalaSansLF-Regular" fo:font-size="10pt" style:font-size-asian="10pt" style:font-size-complex="10pt"/>
    </style:style>
    <style:style style:name="T79" style:parent-style-name="DefaultParagraphFont" style:family="text">
      <style:text-properties style:font-name="Gungsuh" style:font-name-asian="ScalaSansLF-Regular" style:font-name-complex="ScalaSansLF-Regular" fo:font-size="10pt" style:font-size-asian="10pt" style:font-size-complex="10pt"/>
    </style:style>
    <style:style style:name="T80" style:parent-style-name="DefaultParagraphFont" style:family="text">
      <style:text-properties style:font-name="Gungsuh" style:font-name-asian="ScalaSansLF-Regular" style:font-name-complex="ScalaSansLF-Regular" fo:font-size="10pt" style:font-size-asian="10pt" style:font-size-complex="10pt"/>
    </style:style>
    <style:style style:name="T81" style:parent-style-name="DefaultParagraphFont" style:family="text">
      <style:text-properties style:font-name="Gungsuh" style:font-name-asian="ScalaSansLF-Regular" style:font-name-complex="ScalaSansLF-Regular" fo:font-size="10pt" style:font-size-asian="10pt" style:font-size-complex="10pt"/>
    </style:style>
    <style:style style:name="T82" style:parent-style-name="DefaultParagraphFont" style:family="text">
      <style:text-properties style:font-name="Gungsuh" style:font-name-asian="ScalaSansLF-Regular" style:font-name-complex="ScalaSansLF-Regular" fo:font-size="10pt" style:font-size-asian="10pt" style:font-size-complex="10pt"/>
    </style:style>
    <style:style style:name="T83" style:parent-style-name="DefaultParagraphFont" style:family="text">
      <style:text-properties style:font-name="Gungsuh" style:font-name-asian="ScalaSansLF-Regular" style:font-name-complex="ScalaSansLF-Regular" fo:font-size="10pt" style:font-size-asian="10pt" style:font-size-complex="10pt"/>
    </style:style>
    <style:style style:name="T84" style:parent-style-name="DefaultParagraphFont" style:family="text">
      <style:text-properties style:font-name="Gungsuh" style:font-name-asian="ScalaSansLF-Regular" style:font-name-complex="ScalaSansLF-Regular" fo:font-size="10pt" style:font-size-asian="10pt" style:font-size-complex="10pt"/>
    </style:style>
    <style:style style:name="T85" style:parent-style-name="DefaultParagraphFont" style:family="text">
      <style:text-properties style:font-name="Gungsuh" style:font-name-asian="ScalaSansLF-Regular" style:font-name-complex="ScalaSansLF-Regular" fo:font-size="10pt" style:font-size-asian="10pt" style:font-size-complex="10pt"/>
    </style:style>
    <style:style style:name="T86" style:parent-style-name="DefaultParagraphFont" style:family="text">
      <style:text-properties style:font-name="Gungsuh" style:font-name-asian="ScalaSansLF-Regular" style:font-name-complex="ScalaSansLF-Regular" fo:font-size="10pt" style:font-size-asian="10pt" style:font-size-complex="10pt"/>
    </style:style>
    <style:style style:name="T87" style:parent-style-name="DefaultParagraphFont" style:family="text">
      <style:text-properties style:font-name="Gungsuh" style:font-name-asian="ScalaSansLF-Regular" style:font-name-complex="ScalaSansLF-Regular" fo:font-size="10pt" style:font-size-asian="10pt" style:font-size-complex="10pt"/>
    </style:style>
    <style:style style:name="T88" style:parent-style-name="DefaultParagraphFont" style:family="text">
      <style:text-properties style:font-name="Gungsuh" style:font-name-asian="ScalaSansLF-Regular" style:font-name-complex="ScalaSansLF-Regular" fo:font-size="10pt" style:font-size-asian="10pt" style:font-size-complex="10pt"/>
    </style:style>
    <style:style style:name="P8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90"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91"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92"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93" style:parent-style-name="Standard" style:family="paragraph">
      <style:paragraph-properties style:text-autospace="none"/>
      <style:text-properties style:font-name="Gungsuh" style:font-name-asian="ScalaSansLF-Regular" style:font-name-complex="ScalaSansLF-Regular"/>
    </style:style>
    <style:style style:name="P94" style:parent-style-name="Standard" style:family="paragraph">
      <style:paragraph-properties style:text-autospace="none"/>
      <style:text-properties style:font-name="Gungsuh" style:font-name-asian="ScalaSansLF-Regular" style:font-name-complex="ScalaSansLF-Regular"/>
    </style:style>
    <style:style style:name="P95" style:parent-style-name="Standard" style:family="paragraph">
      <style:paragraph-properties style:text-autospace="none"/>
      <style:text-properties style:font-name="Gungsuh" style:font-name-asian="ScalaSansLF-Regular" style:font-name-complex="ScalaSansLF-Regular"/>
    </style:style>
    <style:style style:name="P96" style:parent-style-name="Standard" style:family="paragraph">
      <style:paragraph-properties style:text-autospace="none"/>
      <style:text-properties style:font-name="Gungsuh" style:font-name-asian="ScalaSansLF-Regular" style:font-name-complex="ScalaSansLF-Regular"/>
    </style:style>
    <style:style style:name="P97" style:parent-style-name="Standard" style:family="paragraph">
      <style:paragraph-properties style:text-autospace="none"/>
      <style:text-properties style:font-name="Gungsuh" style:font-name-asian="ScalaSansLF-Regular" style:font-name-complex="ScalaSansLF-Regular"/>
    </style:style>
    <style:style style:name="P98" style:parent-style-name="Standard" style:family="paragraph">
      <style:paragraph-properties style:text-autospace="none"/>
      <style:text-properties style:font-name="Gungsuh" style:font-name-asian="ScalaSansLF-Regular" style:font-name-complex="ScalaSansLF-Regular"/>
    </style:style>
    <style:style style:name="P99" style:parent-style-name="Standard" style:family="paragraph">
      <style:paragraph-properties style:text-autospace="none"/>
      <style:text-properties style:font-name="Gungsuh" style:font-name-asian="ScalaSansLF-Regular" style:font-name-complex="ScalaSansLF-Regular"/>
    </style:style>
    <style:style style:name="P100" style:parent-style-name="Standard" style:family="paragraph">
      <style:paragraph-properties style:text-autospace="none"/>
      <style:text-properties style:font-name="Gungsuh" style:font-name-asian="ScalaSansLF-Regular" style:font-name-complex="ScalaSansLF-Regular"/>
    </style:style>
    <style:style style:name="P101" style:parent-style-name="Standard" style:family="paragraph">
      <style:paragraph-properties style:text-autospace="none"/>
      <style:text-properties style:font-name="Gungsuh" style:font-name-asian="ScalaSansLF-Regular" style:font-name-complex="ScalaSansLF-Regular"/>
    </style:style>
    <style:style style:name="P102" style:parent-style-name="Standard" style:family="paragraph">
      <style:paragraph-properties style:text-autospace="none"/>
      <style:text-properties style:font-name="Gungsuh" style:font-name-asian="ScalaSansLF-Regular" style:font-name-complex="ScalaSansLF-Regular"/>
    </style:style>
    <style:style style:name="P103" style:parent-style-name="Standard" style:family="paragraph">
      <style:paragraph-properties style:text-autospace="none"/>
      <style:text-properties style:font-name="Gungsuh" style:font-name-asian="ScalaSansLF-Regular" style:font-name-complex="ScalaSansLF-Regular"/>
    </style:style>
    <style:style style:name="P104" style:parent-style-name="Standard" style:family="paragraph">
      <style:paragraph-properties style:text-autospace="none"/>
      <style:text-properties style:font-name="Gungsuh" style:font-name-asian="ScalaSansLF-Regular" style:font-name-complex="ScalaSansLF-Regular"/>
    </style:style>
    <style:style style:name="P105" style:parent-style-name="Standard" style:family="paragraph">
      <style:paragraph-properties style:text-autospace="none"/>
      <style:text-properties style:font-name="Gungsuh" style:font-name-asian="ScalaSansLF-Regular" style:font-name-complex="ScalaSansLF-Regular"/>
    </style:style>
    <style:style style:name="P106" style:parent-style-name="Standard" style:family="paragraph">
      <style:paragraph-properties style:text-autospace="none"/>
      <style:text-properties style:font-name="Gungsuh" style:font-name-asian="ScalaSansLF-Regular" style:font-name-complex="ScalaSansLF-Regular"/>
    </style:style>
    <style:style style:name="P107" style:parent-style-name="Standard" style:family="paragraph">
      <style:paragraph-properties style:text-autospace="none"/>
      <style:text-properties style:font-name="Gungsuh" style:font-name-asian="ScalaSansLF-Regular" style:font-name-complex="ScalaSansLF-Regular"/>
    </style:style>
    <style:style style:name="P108" style:parent-style-name="Standard" style:family="paragraph">
      <style:paragraph-properties style:text-autospace="none"/>
    </style:style>
    <style:style style:name="T109" style:parent-style-name="DefaultParagraphFont" style:family="text">
      <style:text-properties style:font-name="Gungsuh" style:font-name-asian="ScalaSansLF-Regular" style:font-name-complex="ScalaSansLF-Regular"/>
    </style:style>
    <style:style style:name="T110" style:parent-style-name="DefaultParagraphFont" style:family="text">
      <style:text-properties style:font-name="Gungsuh" style:font-name-asian="ScalaSansLF-Regular" style:font-name-complex="ScalaSansLF-Regular" fo:font-size="10pt" style:font-size-asian="10pt" style:font-size-complex="10pt"/>
    </style:style>
    <style:style style:name="T111" style:parent-style-name="DefaultParagraphFont" style:family="text">
      <style:text-properties style:font-name="Gungsuh" style:font-name-asian="ScalaSansLF-Regular" style:font-name-complex="ScalaSansLF-Regular" fo:font-size="10pt" style:font-size-asian="10pt" style:font-size-complex="10pt"/>
    </style:style>
    <style:style style:name="T112" style:parent-style-name="DefaultParagraphFont" style:family="text">
      <style:text-properties style:font-name="Gungsuh" style:font-name-asian="ScalaSansLF-Regular" style:font-name-complex="ScalaSansLF-Regular" fo:font-size="10pt" style:font-size-asian="10pt" style:font-size-complex="10pt"/>
    </style:style>
    <style:style style:name="T113" style:parent-style-name="DefaultParagraphFont" style:family="text">
      <style:text-properties style:font-name="Gungsuh" style:font-name-asian="ScalaSansLF-Regular" style:font-name-complex="ScalaSansLF-Regular" fo:font-size="10pt" style:font-size-asian="10pt" style:font-size-complex="10pt"/>
    </style:style>
    <style:style style:name="T114" style:parent-style-name="DefaultParagraphFont" style:family="text">
      <style:text-properties style:font-name="Gungsuh" style:font-name-asian="ScalaSansLF-Regular" style:font-name-complex="ScalaSansLF-Regular" fo:font-size="10pt" style:font-size-asian="10pt" style:font-size-complex="10pt"/>
    </style:style>
    <style:style style:name="T115" style:parent-style-name="DefaultParagraphFont" style:family="text">
      <style:text-properties style:font-name="Gungsuh" style:font-name-asian="ScalaSansLF-Regular" style:font-name-complex="ScalaSansLF-Regular" fo:font-size="10pt" style:font-size-asian="10pt" style:font-size-complex="10pt"/>
    </style:style>
    <style:style style:name="T116" style:parent-style-name="DefaultParagraphFont" style:family="text">
      <style:text-properties style:font-name="Gungsuh" style:font-name-asian="ScalaSansLF-Regular" style:font-name-complex="ScalaSansLF-Regular" fo:font-size="10pt" style:font-size-asian="10pt" style:font-size-complex="10pt"/>
    </style:style>
    <style:style style:name="T117" style:parent-style-name="DefaultParagraphFont" style:family="text">
      <style:text-properties style:font-name="Gungsuh" style:font-name-asian="ScalaSansLF-Regular" style:font-name-complex="ScalaSansLF-Regular" fo:font-size="10pt" style:font-size-asian="10pt" style:font-size-complex="10pt"/>
    </style:style>
    <style:style style:name="T118" style:parent-style-name="DefaultParagraphFont" style:family="text">
      <style:text-properties style:font-name="Gungsuh" style:font-name-asian="ScalaSansLF-Regular" style:font-name-complex="ScalaSansLF-Regular" fo:font-size="10pt" style:font-size-asian="10pt" style:font-size-complex="10pt"/>
    </style:style>
    <style:style style:name="T119" style:parent-style-name="DefaultParagraphFont" style:family="text">
      <style:text-properties style:font-name="Gungsuh" style:font-name-asian="ScalaSansLF-Regular" style:font-name-complex="ScalaSansLF-Regular" fo:font-size="10pt" style:font-size-asian="10pt" style:font-size-complex="10pt"/>
    </style:style>
    <style:style style:name="T120" style:parent-style-name="DefaultParagraphFont" style:family="text">
      <style:text-properties style:font-name="Gungsuh" style:font-name-asian="ScalaSansLF-Regular" style:font-name-complex="ScalaSansLF-Regular" fo:font-size="10pt" style:font-size-asian="10pt" style:font-size-complex="10pt"/>
    </style:style>
    <style:style style:name="T121" style:parent-style-name="DefaultParagraphFont" style:family="text">
      <style:text-properties style:font-name="Gungsuh" style:font-name-asian="ScalaSansLF-Regular" style:font-name-complex="ScalaSansLF-Regular" fo:font-size="10pt" style:font-size-asian="10pt" style:font-size-complex="10pt"/>
    </style:style>
    <style:style style:name="T122" style:parent-style-name="DefaultParagraphFont" style:family="text">
      <style:text-properties style:font-name="Gungsuh" style:font-name-asian="ScalaSansLF-Regular" style:font-name-complex="ScalaSansLF-Regular" fo:font-size="10pt" style:font-size-asian="10pt" style:font-size-complex="10pt"/>
    </style:style>
    <style:style style:name="T123" style:parent-style-name="DefaultParagraphFont" style:family="text">
      <style:text-properties style:font-name="Gungsuh" style:font-name-asian="ScalaSansLF-Regular" style:font-name-complex="ScalaSansLF-Regular" fo:font-size="10pt" style:font-size-asian="10pt" style:font-size-complex="10pt"/>
    </style:style>
    <style:style style:name="T124" style:parent-style-name="DefaultParagraphFont" style:family="text">
      <style:text-properties style:font-name="Gungsuh" style:font-name-asian="ScalaSansLF-Regular" style:font-name-complex="ScalaSansLF-Regular" fo:font-size="10pt" style:font-size-asian="10pt" style:font-size-complex="10pt"/>
    </style:style>
    <style:style style:name="T125" style:parent-style-name="DefaultParagraphFont" style:family="text">
      <style:text-properties style:font-name="Gungsuh" style:font-name-asian="ScalaSansLF-Regular" style:font-name-complex="ScalaSansLF-Regular" fo:font-size="10pt" style:font-size-asian="10pt" style:font-size-complex="10pt"/>
    </style:style>
    <style:style style:name="T126" style:parent-style-name="DefaultParagraphFont" style:family="text">
      <style:text-properties style:font-name="Gungsuh" style:font-name-asian="ScalaSansLF-Regular" style:font-name-complex="ScalaSansLF-Regular" fo:font-size="10pt" style:font-size-asian="10pt" style:font-size-complex="10pt"/>
    </style:style>
    <style:style style:name="T127" style:parent-style-name="DefaultParagraphFont" style:family="text">
      <style:text-properties style:font-name="Gungsuh" style:font-name-asian="ScalaSansLF-Regular" style:font-name-complex="ScalaSansLF-Regular" fo:font-size="10pt" style:font-size-asian="10pt" style:font-size-complex="10pt"/>
    </style:style>
    <style:style style:name="T128" style:parent-style-name="DefaultParagraphFont" style:family="text">
      <style:text-properties style:font-name="Gungsuh" style:font-name-asian="ScalaSansLF-Regular" style:font-name-complex="ScalaSansLF-Regular" fo:font-size="10pt" style:font-size-asian="10pt" style:font-size-complex="10pt"/>
    </style:style>
    <style:style style:name="P12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130"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131"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132" style:parent-style-name="Standard" style:family="paragraph">
      <style:paragraph-properties style:text-autospace="none"/>
      <style:text-properties style:font-name="Gungsuh" style:font-name-asian="ScalaSansLF-Regular" style:font-name-complex="ScalaSansLF-Regular"/>
    </style:style>
    <style:style style:name="P133" style:parent-style-name="Standard" style:family="paragraph">
      <style:paragraph-properties style:text-autospace="none"/>
      <style:text-properties style:font-name="Gungsuh" style:font-name-asian="ScalaSansLF-Regular" style:font-name-complex="ScalaSansLF-Regular"/>
    </style:style>
    <style:style style:name="P134" style:parent-style-name="Standard" style:family="paragraph">
      <style:paragraph-properties style:text-autospace="none"/>
      <style:text-properties style:font-name="Gungsuh" style:font-name-asian="ScalaSansLF-Regular" style:font-name-complex="ScalaSansLF-Regular"/>
    </style:style>
    <style:style style:name="P135" style:parent-style-name="Standard" style:family="paragraph">
      <style:paragraph-properties style:text-autospace="none"/>
      <style:text-properties style:font-name="Gungsuh" style:font-name-asian="ScalaSansLF-Regular" style:font-name-complex="ScalaSansLF-Regular"/>
    </style:style>
    <style:style style:name="P136" style:parent-style-name="Standard" style:family="paragraph">
      <style:paragraph-properties style:text-autospace="none"/>
      <style:text-properties style:font-name="Gungsuh" style:font-name-asian="ScalaSansLF-Regular" style:font-name-complex="ScalaSansLF-Regular"/>
    </style:style>
    <style:style style:name="P137" style:parent-style-name="Standard" style:family="paragraph">
      <style:paragraph-properties style:text-autospace="none"/>
      <style:text-properties style:font-name="Gungsuh" style:font-name-asian="ScalaSansLF-Regular" style:font-name-complex="ScalaSansLF-Regular"/>
    </style:style>
    <style:style style:name="P138" style:parent-style-name="Standard" style:family="paragraph">
      <style:paragraph-properties style:text-autospace="none"/>
      <style:text-properties style:font-name="Gungsuh" style:font-name-asian="ScalaSansLF-Regular" style:font-name-complex="ScalaSansLF-Regular"/>
    </style:style>
    <style:style style:name="P139" style:parent-style-name="Standard" style:family="paragraph">
      <style:paragraph-properties style:text-autospace="none"/>
      <style:text-properties style:font-name="Gungsuh" style:font-name-asian="ScalaSansLF-Regular" style:font-name-complex="ScalaSansLF-Regular"/>
    </style:style>
    <style:style style:name="P140" style:parent-style-name="Standard" style:family="paragraph">
      <style:paragraph-properties style:text-autospace="none"/>
      <style:text-properties style:font-name="Gungsuh" style:font-name-asian="ScalaSansLF-Regular" style:font-name-complex="ScalaSansLF-Regular"/>
    </style:style>
    <style:style style:name="P141" style:parent-style-name="Standard" style:family="paragraph">
      <style:paragraph-properties style:text-autospace="none"/>
      <style:text-properties style:font-name="Gungsuh" style:font-name-asian="ScalaSansLF-Regular" style:font-name-complex="ScalaSansLF-Regular"/>
    </style:style>
    <style:style style:name="P142" style:parent-style-name="Standard" style:family="paragraph">
      <style:paragraph-properties style:text-autospace="none"/>
      <style:text-properties style:font-name="Gungsuh" style:font-name-asian="ScalaSansLF-Regular" style:font-name-complex="ScalaSansLF-Regular"/>
    </style:style>
    <style:style style:name="P143" style:parent-style-name="Standard" style:family="paragraph">
      <style:paragraph-properties style:text-autospace="none"/>
      <style:text-properties style:font-name="Gungsuh" style:font-name-asian="ScalaSansLF-Regular" style:font-name-complex="ScalaSansLF-Regular"/>
    </style:style>
    <style:style style:name="P144" style:parent-style-name="Standard" style:family="paragraph">
      <style:paragraph-properties style:text-autospace="none"/>
      <style:text-properties style:font-name="Gungsuh" style:font-name-asian="ScalaSansLF-Regular" style:font-name-complex="ScalaSansLF-Regular"/>
    </style:style>
    <style:style style:name="P145" style:parent-style-name="Standard" style:family="paragraph">
      <style:paragraph-properties style:text-autospace="none"/>
      <style:text-properties style:font-name="Gungsuh" style:font-name-asian="ScalaSansLF-Regular" style:font-name-complex="ScalaSansLF-Regular"/>
    </style:style>
    <style:style style:name="P146" style:parent-style-name="Standard" style:family="paragraph">
      <style:paragraph-properties style:text-autospace="none"/>
      <style:text-properties style:font-name="Gungsuh" style:font-name-asian="ScalaSansLF-Regular" style:font-name-complex="ScalaSansLF-Regular"/>
    </style:style>
    <style:style style:name="P147" style:parent-style-name="Standard" style:family="paragraph">
      <style:paragraph-properties style:text-autospace="none"/>
      <style:text-properties style:font-name="Gungsuh" style:font-name-asian="ScalaSansLF-Regular" style:font-name-complex="ScalaSansLF-Regular"/>
    </style:style>
    <style:style style:name="P148" style:parent-style-name="Standard" style:family="paragraph">
      <style:paragraph-properties style:text-autospace="none"/>
      <style:text-properties style:font-name="Gungsuh" style:font-name-asian="ScalaSansLF-Regular" style:font-name-complex="ScalaSansLF-Regular"/>
    </style:style>
    <style:style style:name="P149" style:parent-style-name="Standard" style:family="paragraph">
      <style:paragraph-properties style:text-autospace="none"/>
      <style:text-properties style:font-name="Gungsuh" style:font-name-asian="ScalaSansLF-Regular" style:font-name-complex="ScalaSansLF-Regular"/>
    </style:style>
    <style:style style:name="P150" style:parent-style-name="Standard" style:family="paragraph">
      <style:paragraph-properties style:text-autospace="none"/>
      <style:text-properties style:font-name="Gungsuh" style:font-name-asian="ScalaSansLF-Regular" style:font-name-complex="ScalaSansLF-Regular"/>
    </style:style>
    <style:style style:name="P151" style:parent-style-name="Standard" style:family="paragraph">
      <style:paragraph-properties style:text-autospace="none"/>
      <style:text-properties style:font-name="Gungsuh" style:font-name-asian="ScalaSansLF-Regular" style:font-name-complex="ScalaSansLF-Regular"/>
    </style:style>
    <style:style style:name="P152" style:parent-style-name="Standard" style:family="paragraph">
      <style:paragraph-properties style:text-autospace="none"/>
      <style:text-properties style:font-name="Gungsuh" style:font-name-asian="ScalaSansLF-Regular" style:font-name-complex="ScalaSansLF-Regular"/>
    </style:style>
    <style:style style:name="P153" style:parent-style-name="Standard" style:family="paragraph">
      <style:paragraph-properties style:text-autospace="none"/>
      <style:text-properties style:font-name="Gungsuh" style:font-name-asian="ScalaSansLF-Regular" style:font-name-complex="ScalaSansLF-Regular"/>
    </style:style>
    <style:style style:name="P154" style:parent-style-name="Standard" style:family="paragraph">
      <style:paragraph-properties style:text-autospace="none"/>
      <style:text-properties style:font-name="Gungsuh" style:font-name-asian="ScalaSansLF-Regular" style:font-name-complex="ScalaSansLF-Regular"/>
    </style:style>
    <style:style style:name="P155" style:parent-style-name="Standard" style:family="paragraph">
      <style:paragraph-properties style:text-autospace="none"/>
      <style:text-properties style:font-name="Gungsuh" style:font-name-asian="ScalaSansLF-Regular" style:font-name-complex="ScalaSansLF-Regular"/>
    </style:style>
    <style:style style:name="P156" style:parent-style-name="Standard" style:family="paragraph">
      <style:paragraph-properties style:text-autospace="none"/>
    </style:style>
    <style:style style:name="T157" style:parent-style-name="DefaultParagraphFont" style:family="text">
      <style:text-properties style:font-name="Gungsuh" style:font-name-asian="ScalaSansLF-Regular" style:font-name-complex="ScalaSansLF-Regular"/>
    </style:style>
    <style:style style:name="T158" style:parent-style-name="DefaultParagraphFont" style:family="text">
      <style:text-properties style:font-name="Gungsuh" style:font-name-asian="ScalaSansLF-Regular" style:font-name-complex="ScalaSansLF-Regular" fo:font-size="10pt" style:font-size-asian="10pt" style:font-size-complex="10pt"/>
    </style:style>
    <style:style style:name="T159" style:parent-style-name="DefaultParagraphFont" style:family="text">
      <style:text-properties style:font-name="Gungsuh" style:font-name-asian="ScalaSansLF-Regular" style:font-name-complex="ScalaSansLF-Regular" fo:font-size="10pt" style:font-size-asian="10pt" style:font-size-complex="10pt"/>
    </style:style>
    <style:style style:name="T160" style:parent-style-name="DefaultParagraphFont" style:family="text">
      <style:text-properties style:font-name="Gungsuh" style:font-name-asian="ScalaSansLF-Regular" style:font-name-complex="ScalaSansLF-Regular" fo:font-size="10pt" style:font-size-asian="10pt" style:font-size-complex="10pt"/>
    </style:style>
    <style:style style:name="T161" style:parent-style-name="DefaultParagraphFont" style:family="text">
      <style:text-properties style:font-name="Gungsuh" style:font-name-asian="ScalaSansLF-Regular" style:font-name-complex="ScalaSansLF-Regular" fo:font-size="10pt" style:font-size-asian="10pt" style:font-size-complex="10pt"/>
    </style:style>
    <style:style style:name="T162" style:parent-style-name="DefaultParagraphFont" style:family="text">
      <style:text-properties style:font-name="Gungsuh" style:font-name-asian="ScalaSansLF-Regular" style:font-name-complex="ScalaSansLF-Regular" fo:font-size="10pt" style:font-size-asian="10pt" style:font-size-complex="10pt"/>
    </style:style>
    <style:style style:name="T163" style:parent-style-name="DefaultParagraphFont" style:family="text">
      <style:text-properties style:font-name="Gungsuh" style:font-name-asian="ScalaSansLF-Regular" style:font-name-complex="ScalaSansLF-Regular" fo:font-size="10pt" style:font-size-asian="10pt" style:font-size-complex="10pt"/>
    </style:style>
    <style:style style:name="T164" style:parent-style-name="DefaultParagraphFont" style:family="text">
      <style:text-properties style:font-name="Gungsuh" style:font-name-asian="ScalaSansLF-Regular" style:font-name-complex="ScalaSansLF-Regular" fo:font-size="10pt" style:font-size-asian="10pt" style:font-size-complex="10pt"/>
    </style:style>
    <style:style style:name="P165"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166"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167" style:parent-style-name="Standard" style:family="paragraph">
      <style:paragraph-properties style:text-autospace="none"/>
      <style:text-properties style:font-name="Gungsuh" style:font-name-asian="ScalaSansLF-Regular" style:font-name-complex="ScalaSansLF-Regular"/>
    </style:style>
    <style:style style:name="P168" style:parent-style-name="Standard" style:family="paragraph">
      <style:paragraph-properties style:text-autospace="none"/>
      <style:text-properties style:font-name="Gungsuh" style:font-name-asian="ScalaSansLF-Regular" style:font-name-complex="ScalaSansLF-Regular"/>
    </style:style>
    <style:style style:name="P169" style:parent-style-name="Standard" style:family="paragraph">
      <style:paragraph-properties style:text-autospace="none"/>
      <style:text-properties style:font-name="Gungsuh" style:font-name-asian="ScalaSansLF-Regular" style:font-name-complex="ScalaSansLF-Regular"/>
    </style:style>
    <style:style style:name="P170" style:parent-style-name="Standard" style:family="paragraph">
      <style:paragraph-properties style:text-autospace="none"/>
      <style:text-properties style:font-name="Gungsuh" style:font-name-asian="ScalaSansLF-Regular" style:font-name-complex="ScalaSansLF-Regular"/>
    </style:style>
    <style:style style:name="P171" style:parent-style-name="Standard" style:family="paragraph">
      <style:paragraph-properties style:text-autospace="none"/>
      <style:text-properties style:font-name="Gungsuh" style:font-name-asian="ScalaSansLF-Regular" style:font-name-complex="ScalaSansLF-Regular"/>
    </style:style>
    <style:style style:name="P172" style:parent-style-name="Standard" style:family="paragraph">
      <style:paragraph-properties style:text-autospace="none"/>
      <style:text-properties style:font-name="Gungsuh" style:font-name-asian="ScalaSansLF-Regular" style:font-name-complex="ScalaSansLF-Regular"/>
    </style:style>
    <style:style style:name="P173" style:parent-style-name="Standard" style:family="paragraph">
      <style:paragraph-properties style:text-autospace="none"/>
      <style:text-properties style:font-name="Gungsuh" style:font-name-asian="ScalaSansLF-Regular" style:font-name-complex="ScalaSansLF-Regular"/>
    </style:style>
    <style:style style:name="P174" style:parent-style-name="Standard" style:family="paragraph">
      <style:paragraph-properties style:text-autospace="none"/>
      <style:text-properties style:font-name="Gungsuh" style:font-name-asian="ScalaSansLF-Regular" style:font-name-complex="ScalaSansLF-Regular"/>
    </style:style>
    <style:style style:name="P175" style:parent-style-name="Standard" style:family="paragraph">
      <style:paragraph-properties style:text-autospace="none"/>
      <style:text-properties style:font-name="Gungsuh" style:font-name-asian="ScalaSansLF-Regular" style:font-name-complex="ScalaSansLF-Regular"/>
    </style:style>
    <style:style style:name="P176" style:parent-style-name="Standard" style:family="paragraph">
      <style:paragraph-properties style:text-autospace="none"/>
      <style:text-properties style:font-name="Gungsuh" style:font-name-asian="ScalaSansLF-Regular" style:font-name-complex="ScalaSansLF-Regular"/>
    </style:style>
    <style:style style:name="P177" style:parent-style-name="Standard" style:family="paragraph">
      <style:paragraph-properties style:text-autospace="none"/>
      <style:text-properties style:font-name="Gungsuh" style:font-name-asian="ScalaSansLF-Regular" style:font-name-complex="ScalaSansLF-Regular"/>
    </style:style>
    <style:style style:name="P178" style:parent-style-name="Standard" style:family="paragraph">
      <style:paragraph-properties style:text-autospace="none"/>
      <style:text-properties style:font-name="Gungsuh" style:font-name-asian="ScalaSansLF-Regular" style:font-name-complex="ScalaSansLF-Regular"/>
    </style:style>
    <style:style style:name="P179" style:parent-style-name="Standard" style:family="paragraph">
      <style:paragraph-properties style:text-autospace="none"/>
      <style:text-properties style:font-name="Gungsuh" style:font-name-asian="ScalaSansLF-Regular" style:font-name-complex="ScalaSansLF-Regular"/>
    </style:style>
    <style:style style:name="P180" style:parent-style-name="Standard" style:family="paragraph">
      <style:paragraph-properties style:text-autospace="none"/>
      <style:text-properties style:font-name="Gungsuh" style:font-name-asian="ScalaSansLF-Regular" style:font-name-complex="ScalaSansLF-Regular"/>
    </style:style>
    <style:style style:name="P181" style:parent-style-name="Standard" style:family="paragraph">
      <style:paragraph-properties style:text-autospace="none"/>
      <style:text-properties style:font-name="Gungsuh" style:font-name-asian="ScalaSansLF-Regular" style:font-name-complex="ScalaSansLF-Regular"/>
    </style:style>
    <style:style style:name="P182" style:parent-style-name="Standard" style:family="paragraph">
      <style:paragraph-properties style:text-autospace="none"/>
      <style:text-properties style:font-name="Gungsuh" style:font-name-asian="ScalaSansLF-Regular" style:font-name-complex="ScalaSansLF-Regular"/>
    </style:style>
    <style:style style:name="P183" style:parent-style-name="Standard" style:family="paragraph">
      <style:paragraph-properties style:text-autospace="none"/>
      <style:text-properties style:font-name="Gungsuh" style:font-name-asian="ScalaSansLF-Regular" style:font-name-complex="ScalaSansLF-Regular"/>
    </style:style>
    <style:style style:name="P184" style:parent-style-name="Standard" style:family="paragraph">
      <style:paragraph-properties style:text-autospace="none"/>
      <style:text-properties style:font-name="Gungsuh" style:font-name-asian="ScalaSansLF-Regular" style:font-name-complex="ScalaSansLF-Regular"/>
    </style:style>
    <style:style style:name="P185" style:parent-style-name="Standard" style:family="paragraph">
      <style:paragraph-properties style:text-autospace="none"/>
      <style:text-properties style:font-name="Gungsuh" style:font-name-asian="ScalaSansLF-Regular" style:font-name-complex="ScalaSansLF-Regular"/>
    </style:style>
    <style:style style:name="P186" style:parent-style-name="Standard" style:family="paragraph">
      <style:paragraph-properties style:text-autospace="none"/>
      <style:text-properties style:font-name="Gungsuh" style:font-name-asian="ScalaSansLF-Regular" style:font-name-complex="ScalaSansLF-Regular"/>
    </style:style>
    <style:style style:name="P187" style:parent-style-name="Standard" style:family="paragraph">
      <style:paragraph-properties style:text-autospace="none"/>
    </style:style>
    <style:style style:name="T188" style:parent-style-name="DefaultParagraphFont" style:family="text">
      <style:text-properties style:font-name="Gungsuh" style:font-name-asian="ScalaSansLF-Regular" style:font-name-complex="ScalaSansLF-Regular"/>
    </style:style>
    <style:style style:name="T189" style:parent-style-name="DefaultParagraphFont" style:family="text">
      <style:text-properties style:font-name="Gungsuh" style:font-name-asian="ScalaSansLF-Regular" style:font-name-complex="ScalaSansLF-Regular"/>
    </style:style>
    <style:style style:name="T190" style:parent-style-name="DefaultParagraphFont" style:family="text">
      <style:text-properties style:font-name="Gungsuh" style:font-name-asian="ScalaSansLF-Regular" style:font-name-complex="ScalaSansLF-Regular"/>
    </style:style>
    <style:style style:name="T191" style:parent-style-name="DefaultParagraphFont" style:family="text">
      <style:text-properties style:font-name="Gungsuh" style:font-name-asian="ScalaSansLF-Regular" style:font-name-complex="ScalaSansLF-Regular" fo:font-size="10pt" style:font-size-asian="10pt" style:font-size-complex="10pt"/>
    </style:style>
    <style:style style:name="T192" style:parent-style-name="DefaultParagraphFont" style:family="text">
      <style:text-properties style:font-name="Gungsuh" style:font-name-asian="ScalaSansLF-Regular" style:font-name-complex="ScalaSansLF-Regular" fo:font-size="10pt" style:font-size-asian="10pt" style:font-size-complex="10pt"/>
    </style:style>
    <style:style style:name="T193" style:parent-style-name="DefaultParagraphFont" style:family="text">
      <style:text-properties style:font-name="Gungsuh" style:font-name-asian="ScalaSansLF-Regular" style:font-name-complex="ScalaSansLF-Regular" fo:font-size="10pt" style:font-size-asian="10pt" style:font-size-complex="10pt"/>
    </style:style>
    <style:style style:name="T194" style:parent-style-name="DefaultParagraphFont" style:family="text">
      <style:text-properties style:font-name="Gungsuh" style:font-name-asian="ScalaSansLF-Regular" style:font-name-complex="ScalaSansLF-Regular" fo:font-size="10pt" style:font-size-asian="10pt" style:font-size-complex="10pt"/>
    </style:style>
    <style:style style:name="T195" style:parent-style-name="DefaultParagraphFont" style:family="text">
      <style:text-properties style:font-name="Gungsuh" style:font-name-asian="ScalaSansLF-Regular" style:font-name-complex="ScalaSansLF-Regular" fo:font-size="10pt" style:font-size-asian="10pt" style:font-size-complex="10pt"/>
    </style:style>
    <style:style style:name="T196" style:parent-style-name="DefaultParagraphFont" style:family="text">
      <style:text-properties style:font-name="Gungsuh" style:font-name-asian="ScalaSansLF-Regular" style:font-name-complex="ScalaSansLF-Regular" fo:font-size="10pt" style:font-size-asian="10pt" style:font-size-complex="10pt"/>
    </style:style>
    <style:style style:name="T197" style:parent-style-name="DefaultParagraphFont" style:family="text">
      <style:text-properties style:font-name="Gungsuh" style:font-name-asian="ScalaSansLF-Regular" style:font-name-complex="ScalaSansLF-Regular" fo:font-size="10pt" style:font-size-asian="10pt" style:font-size-complex="10pt"/>
    </style:style>
    <style:style style:name="P198"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19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00"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01" style:parent-style-name="Standard" style:family="paragraph">
      <style:paragraph-properties style:text-autospace="none"/>
      <style:text-properties style:font-name="Gungsuh" style:font-name-asian="ScalaSansLF-Regular" style:font-name-complex="ScalaSansLF-Regular"/>
    </style:style>
    <style:style style:name="P202" style:parent-style-name="Standard" style:family="paragraph">
      <style:paragraph-properties style:text-autospace="none"/>
      <style:text-properties style:font-name="Gungsuh" style:font-name-asian="ScalaSansLF-Regular" style:font-name-complex="ScalaSansLF-Regular"/>
    </style:style>
    <style:style style:name="P203" style:parent-style-name="Standard" style:family="paragraph">
      <style:paragraph-properties style:text-autospace="none"/>
      <style:text-properties style:font-name="Gungsuh" style:font-name-asian="ScalaSansLF-Regular" style:font-name-complex="ScalaSansLF-Regular"/>
    </style:style>
    <style:style style:name="P204" style:parent-style-name="Standard" style:family="paragraph">
      <style:paragraph-properties style:text-autospace="none"/>
      <style:text-properties style:font-name="Gungsuh" style:font-name-asian="ScalaSansLF-Regular" style:font-name-complex="ScalaSansLF-Regular"/>
    </style:style>
    <style:style style:name="P205" style:parent-style-name="Standard" style:family="paragraph">
      <style:paragraph-properties style:text-autospace="none"/>
      <style:text-properties style:font-name="Gungsuh" style:font-name-asian="ScalaSansLF-Regular" style:font-name-complex="ScalaSansLF-Regular"/>
    </style:style>
    <style:style style:name="P206" style:parent-style-name="Standard" style:family="paragraph">
      <style:paragraph-properties style:text-autospace="none"/>
      <style:text-properties style:font-name="Gungsuh" style:font-name-asian="ScalaSansLF-Regular" style:font-name-complex="ScalaSansLF-Regular"/>
    </style:style>
    <style:style style:name="P207" style:parent-style-name="Standard" style:family="paragraph">
      <style:paragraph-properties style:text-autospace="none"/>
      <style:text-properties style:font-name="Gungsuh" style:font-name-asian="ScalaSansLF-Regular" style:font-name-complex="ScalaSansLF-Regular"/>
    </style:style>
    <style:style style:name="P208" style:parent-style-name="Standard" style:family="paragraph">
      <style:paragraph-properties style:text-autospace="none"/>
      <style:text-properties style:font-name="Gungsuh" style:font-name-asian="ScalaSansLF-Regular" style:font-name-complex="ScalaSansLF-Regular"/>
    </style:style>
    <style:style style:name="P209" style:parent-style-name="Standard" style:family="paragraph">
      <style:paragraph-properties style:text-autospace="none"/>
      <style:text-properties style:font-name="Gungsuh" style:font-name-asian="ScalaSansLF-Regular" style:font-name-complex="ScalaSansLF-Regular"/>
    </style:style>
    <style:style style:name="P210" style:parent-style-name="Standard" style:family="paragraph">
      <style:paragraph-properties style:text-autospace="none"/>
      <style:text-properties style:font-name="Gungsuh" style:font-name-asian="ScalaSansLF-Regular" style:font-name-complex="ScalaSansLF-Regular"/>
    </style:style>
    <style:style style:name="P211" style:parent-style-name="Standard" style:family="paragraph">
      <style:paragraph-properties style:text-autospace="none"/>
      <style:text-properties style:font-name="Gungsuh" style:font-name-asian="ScalaSansLF-Regular" style:font-name-complex="ScalaSansLF-Regular"/>
    </style:style>
    <style:style style:name="P212" style:parent-style-name="Standard" style:family="paragraph">
      <style:paragraph-properties style:text-autospace="none"/>
      <style:text-properties style:font-name="Gungsuh" style:font-name-asian="ScalaSansLF-Regular" style:font-name-complex="ScalaSansLF-Regular"/>
    </style:style>
    <style:style style:name="P213" style:parent-style-name="Standard" style:family="paragraph">
      <style:paragraph-properties style:text-autospace="none"/>
      <style:text-properties style:font-name="Gungsuh" style:font-name-asian="ScalaSansLF-Regular" style:font-name-complex="ScalaSansLF-Regular"/>
    </style:style>
    <style:style style:name="P214" style:parent-style-name="Standard" style:family="paragraph">
      <style:paragraph-properties style:text-autospace="none"/>
      <style:text-properties style:font-name="Gungsuh" style:font-name-asian="ScalaSansLF-Regular" style:font-name-complex="ScalaSansLF-Regular"/>
    </style:style>
    <style:style style:name="P215" style:parent-style-name="Standard" style:family="paragraph">
      <style:paragraph-properties style:text-autospace="none"/>
      <style:text-properties style:font-name="Gungsuh" style:font-name-asian="ScalaSansLF-Regular" style:font-name-complex="ScalaSansLF-Regular"/>
    </style:style>
    <style:style style:name="P216" style:parent-style-name="Standard" style:family="paragraph">
      <style:paragraph-properties style:text-autospace="none"/>
      <style:text-properties style:font-name="Gungsuh" style:font-name-asian="ScalaSansLF-Regular" style:font-name-complex="ScalaSansLF-Regular"/>
    </style:style>
    <style:style style:name="P217" style:parent-style-name="Standard" style:family="paragraph">
      <style:paragraph-properties style:text-autospace="none"/>
      <style:text-properties style:font-name="Gungsuh" style:font-name-asian="ScalaSansLF-Regular" style:font-name-complex="ScalaSansLF-Regular"/>
    </style:style>
    <style:style style:name="P218" style:parent-style-name="Standard" style:family="paragraph">
      <style:paragraph-properties style:text-autospace="none"/>
      <style:text-properties style:font-name="Gungsuh" style:font-name-asian="ScalaSansLF-Regular" style:font-name-complex="ScalaSansLF-Regular"/>
    </style:style>
    <style:style style:name="P219" style:parent-style-name="Standard" style:family="paragraph">
      <style:paragraph-properties style:text-autospace="none"/>
      <style:text-properties style:font-name="Gungsuh" style:font-name-asian="ScalaSansLF-Regular" style:font-name-complex="ScalaSansLF-Regular"/>
    </style:style>
    <style:style style:name="P220" style:parent-style-name="Standard" style:family="paragraph">
      <style:paragraph-properties style:text-autospace="none"/>
      <style:text-properties style:font-name="Gungsuh" style:font-name-asian="ScalaSansLF-Regular" style:font-name-complex="ScalaSansLF-Regular"/>
    </style:style>
    <style:style style:name="P221" style:parent-style-name="Standard" style:family="paragraph">
      <style:paragraph-properties style:text-autospace="none"/>
      <style:text-properties style:font-name="Gungsuh" style:font-name-asian="ScalaSansLF-Regular" style:font-name-complex="ScalaSansLF-Regular"/>
    </style:style>
    <style:style style:name="P222" style:parent-style-name="Standard" style:family="paragraph">
      <style:paragraph-properties style:text-autospace="none"/>
    </style:style>
    <style:style style:name="T223" style:parent-style-name="DefaultParagraphFont" style:family="text">
      <style:text-properties style:font-name="Gungsuh" style:font-name-asian="ScalaSansLF-Regular" style:font-name-complex="ScalaSansLF-Regular"/>
    </style:style>
    <style:style style:name="T224" style:parent-style-name="DefaultParagraphFont" style:family="text">
      <style:text-properties style:font-name="Gungsuh" style:font-name-asian="ScalaSansLF-Regular" style:font-name-complex="ScalaSansLF-Regular" fo:font-size="10pt" style:font-size-asian="10pt" style:font-size-complex="10pt"/>
    </style:style>
    <style:style style:name="T225" style:parent-style-name="DefaultParagraphFont" style:family="text">
      <style:text-properties style:font-name="Gungsuh" style:font-name-asian="ScalaSansLF-Regular" style:font-name-complex="ScalaSansLF-Regular" fo:font-size="10pt" style:font-size-asian="10pt" style:font-size-complex="10pt"/>
    </style:style>
    <style:style style:name="T226" style:parent-style-name="DefaultParagraphFont" style:family="text">
      <style:text-properties style:font-name="Gungsuh" style:font-name-asian="ScalaSansLF-Regular" style:font-name-complex="ScalaSansLF-Regular" fo:font-size="10pt" style:font-size-asian="10pt" style:font-size-complex="10pt"/>
    </style:style>
    <style:style style:name="T227" style:parent-style-name="DefaultParagraphFont" style:family="text">
      <style:text-properties style:font-name="Gungsuh" style:font-name-asian="ScalaSansLF-Regular" style:font-name-complex="ScalaSansLF-Regular" fo:font-size="10pt" style:font-size-asian="10pt" style:font-size-complex="10pt"/>
    </style:style>
    <style:style style:name="T228" style:parent-style-name="DefaultParagraphFont" style:family="text">
      <style:text-properties style:font-name="Gungsuh" style:font-name-asian="ScalaSansLF-Regular" style:font-name-complex="ScalaSansLF-Regular" style:text-position="super 65%" fo:font-size="10pt" style:font-size-asian="10pt" style:font-size-complex="10pt"/>
    </style:style>
    <style:style style:name="T229" style:parent-style-name="DefaultParagraphFont" style:family="text">
      <style:text-properties style:font-name="Gungsuh" style:font-name-asian="ScalaSansLF-Regular" style:font-name-complex="ScalaSansLF-Regular" fo:font-size="10pt" style:font-size-asian="10pt" style:font-size-complex="10pt"/>
    </style:style>
    <style:style style:name="T230" style:parent-style-name="DefaultParagraphFont" style:family="text">
      <style:text-properties style:font-name="Gungsuh" style:font-name-asian="ScalaSansLF-Regular" style:font-name-complex="ScalaSansLF-Regular" fo:font-size="10pt" style:font-size-asian="10pt" style:font-size-complex="10pt"/>
    </style:style>
    <style:style style:name="T231" style:parent-style-name="DefaultParagraphFont" style:family="text">
      <style:text-properties style:font-name="Gungsuh" style:font-name-asian="ScalaSansLF-Regular" style:font-name-complex="ScalaSansLF-Regular" fo:font-size="10pt" style:font-size-asian="10pt" style:font-size-complex="10pt"/>
    </style:style>
    <style:style style:name="P232"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33"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34"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35"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36"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37"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38"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3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0"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1"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2"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3"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4"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5"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6"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7"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8"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4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0"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1"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2"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3"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4"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5"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6"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7"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8"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5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60" style:parent-style-name="Standard" style:family="paragraph">
      <style:paragraph-properties style:text-autospace="none"/>
      <style:text-properties style:font-name="Gungsuh" style:font-name-asian="ScalaSansLF-Regular" style:font-name-complex="ScalaSansLF-Regular"/>
    </style:style>
    <style:style style:name="P261" style:parent-style-name="Standard" style:family="paragraph">
      <style:paragraph-properties style:text-autospace="none"/>
    </style:style>
    <style:style style:name="T262" style:parent-style-name="DefaultParagraphFont" style:family="text">
      <style:text-properties style:font-name="Gungsuh" style:font-name-asian="ScalaSansLF-Regular" style:font-name-complex="ScalaSansLF-Regular"/>
    </style:style>
    <style:style style:name="T263" style:parent-style-name="DefaultParagraphFont" style:family="text">
      <style:text-properties style:font-name="Gungsuh" style:font-name-asian="ScalaSansLF-Regular" style:font-name-complex="ScalaSansLF-Regular" fo:font-size="10pt" style:font-size-asian="10pt" style:font-size-complex="10pt"/>
    </style:style>
    <style:style style:name="T264" style:parent-style-name="DefaultParagraphFont" style:family="text">
      <style:text-properties style:font-name="Gungsuh" style:font-name-asian="ScalaSansLF-Regular" style:font-name-complex="ScalaSansLF-Regular" fo:font-size="10pt" style:font-size-asian="10pt" style:font-size-complex="10pt"/>
    </style:style>
    <style:style style:name="T265" style:parent-style-name="DefaultParagraphFont" style:family="text">
      <style:text-properties style:font-name="Gungsuh" style:font-name-asian="ScalaSansLF-Regular" style:font-name-complex="ScalaSansLF-Regular" fo:font-size="10pt" style:font-size-asian="10pt" style:font-size-complex="10pt"/>
    </style:style>
    <style:style style:name="T266" style:parent-style-name="DefaultParagraphFont" style:family="text">
      <style:text-properties style:font-name="Gungsuh" style:font-name-asian="ScalaSansLF-Regular" style:font-name-complex="ScalaSansLF-Regular" fo:font-size="10pt" style:font-size-asian="10pt" style:font-size-complex="10pt"/>
    </style:style>
    <style:style style:name="T267" style:parent-style-name="DefaultParagraphFont" style:family="text">
      <style:text-properties style:font-name="Gungsuh" style:font-name-asian="ScalaSansLF-Regular" style:font-name-complex="ScalaSansLF-Regular" fo:font-size="10pt" style:font-size-asian="10pt" style:font-size-complex="10pt"/>
    </style:style>
    <style:style style:name="P268"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69" style:parent-style-name="Standard" style:family="paragraph">
      <style:paragraph-properties style:text-autospace="none"/>
      <style:text-properties style:font-name="Gungsuh" style:font-name-asian="ScalaSansLF-Regular" style:font-name-complex="ScalaSansLF-Regular" fo:font-size="10pt" style:font-size-asian="10pt" style:font-size-complex="10pt"/>
    </style:style>
    <style:style style:name="P270" style:parent-style-name="Standard" style:family="paragraph">
      <style:paragraph-properties style:text-autospace="none"/>
      <style:text-properties style:font-name="Gungsuh" style:font-name-asian="ScalaSansLF-Regular" style:font-name-complex="ScalaSansLF-Regular"/>
    </style:style>
    <style:style style:name="P271" style:parent-style-name="Standard" style:family="paragraph">
      <style:paragraph-properties style:text-autospace="none"/>
    </style:style>
    <style:style style:name="T272" style:parent-style-name="DefaultParagraphFont" style:family="text">
      <style:text-properties style:font-name="Gungsuh" style:font-name-asian="ScalaSansLF-Regular" style:font-name-complex="ScalaSansLF-Regular"/>
    </style:style>
    <style:style style:name="T273" style:parent-style-name="DefaultParagraphFont" style:family="text">
      <style:text-properties style:font-name="Gungsuh" style:font-name-asian="ScalaSansLF-Regular" style:font-name-complex="ScalaSansLF-Regular" fo:font-size="10pt" style:font-size-asian="10pt" style:font-size-complex="10pt"/>
    </style:style>
    <style:style style:name="T274" style:parent-style-name="DefaultParagraphFont" style:family="text">
      <style:text-properties style:font-name="Gungsuh" style:font-name-asian="ScalaSansLF-Regular" style:font-name-complex="ScalaSansLF-Regular" fo:font-size="10pt" style:font-size-asian="10pt" style:font-size-complex="10pt"/>
    </style:style>
    <style:style style:name="T275" style:parent-style-name="DefaultParagraphFont" style:family="text">
      <style:text-properties style:font-name="Gungsuh" style:font-name-asian="ScalaSansLF-Regular" style:font-name-complex="ScalaSansLF-Regular" fo:font-size="10pt" style:font-size-asian="10pt" style:font-size-complex="10pt"/>
    </style:style>
    <style:style style:name="T276" style:parent-style-name="DefaultParagraphFont" style:family="text">
      <style:text-properties style:font-name="Gungsuh" style:font-name-asian="ScalaSansLF-Regular" style:font-name-complex="ScalaSansLF-Regular" fo:font-size="10pt" style:font-size-asian="10pt" style:font-size-complex="10pt"/>
    </style:style>
    <style:style style:name="T277" style:parent-style-name="DefaultParagraphFont" style:family="text">
      <style:text-properties style:font-name="Gungsuh" style:font-name-asian="ScalaSansLF-Regular" style:font-name-complex="ScalaSansLF-Regular" fo:font-size="10pt" style:font-size-asian="10pt" style:font-size-complex="10pt"/>
    </style:style>
    <style:style style:name="T278" style:parent-style-name="DefaultParagraphFont" style:family="text">
      <style:text-properties style:font-name="Gungsuh" style:font-name-asian="ScalaSansLF-Regular" style:font-name-complex="ScalaSansLF-Regular" fo:font-size="10pt" style:font-size-asian="10pt" style:font-size-complex="10pt"/>
    </style:style>
    <style:style style:name="P279" style:parent-style-name="Standard" style:family="paragraph">
      <style:paragraph-properties style:text-autospace="none"/>
    </style:style>
    <style:style style:name="T280" style:parent-style-name="DefaultParagraphFont" style:family="text">
      <style:text-properties style:font-name="Gungsuh" style:font-name-asian="ScalaSansLF-Regular" style:font-name-complex="ScalaSansLF-Regular" fo:font-size="10pt" style:font-size-asian="10pt" style:font-size-complex="10pt"/>
    </style:style>
    <style:style style:name="T281" style:parent-style-name="DefaultParagraphFont" style:family="text">
      <style:text-properties style:font-name="Gungsuh" style:font-name-asian="ScalaSansLF-Regular" style:font-name-complex="ScalaSansLF-Regular" fo:font-size="10pt" style:font-size-asian="10pt" style:font-size-complex="10pt"/>
    </style:style>
    <style:style style:name="P282" style:parent-style-name="Standard" style:family="paragraph">
      <style:paragraph-properties style:text-autospace="none"/>
    </style:style>
    <style:style style:name="T283" style:parent-style-name="DefaultParagraphFont" style:family="text">
      <style:text-properties style:font-name="Gungsuh" style:font-name-asian="ScalaSansLF-Regular" style:font-name-complex="ScalaSansLF-Regular" fo:font-size="10pt" style:font-size-asian="10pt" style:font-size-complex="10pt"/>
    </style:style>
    <style:style style:name="T284" style:parent-style-name="DefaultParagraphFont" style:family="text">
      <style:text-properties style:font-name="Gungsuh" style:font-name-asian="ScalaSansLF-Regular" style:font-name-complex="ScalaSansLF-Regular" fo:font-size="10pt" style:font-size-asian="10pt" style:font-size-complex="10pt"/>
    </style:style>
  </office:automatic-styles>
  <office:body>
    <office:text text:use-soft-page-breaks="true">
      <text:p text:style-name="P1">BASIC KINGDOM DESCRIPTIONS IN THE QUEEN CAMPAIGN</text:p>
      <text:p text:style-name="P2"/>
      <text:p text:style-name="P3"/>
      <text:p text:style-name="P4"/>
      <text:p text:style-name="P5">TIRION:</text:p>
      <text:p text:style-name="Standard"><text:span text:style-name="T6"><text:tab/></text:span><text:span text:style-name="T7">Tirion is the second largest kingdom on Ilia. Tirion's geography is dominated by the central Pelori mountain range.<text:s/></text:span><text:span text:style-name="T8">Surrounding the mountains and covering the base of the mountains is a large forest. The forest thins out into grasslands as it reaches towards Anor and Brund. Tirion's climate is colder to the north, but gets warmer to the south. The summers are warm and t</text:span><text:span text:style-name="T9">he winters are cold, leaving Tirion with an average temperate climate. The largest and capital city of Tirion is Pike, located on a peninsula jutting from the north-east coast. Pike is home to the largest and most prestigious military academy of the contin</text:span><text:span text:style-name="T10">ent. The second largest city is Oronand, 'The City Atop the Mountains.' Oronand is a large carved stone city situated between two mountain peaks. The dwarven smiths of Oronand are renown for their amazing dwarven weapons and armor that aren't available in<text:s/></text:span><text:span text:style-name="T11">any non-dwarven market.</text:span></text:p>
      <text:p text:style-name="P12"><text:tab/>The<text:s/>main inhabitants of Tirion are humans, making up the largest<text:s/>portion of the population, and hill dwarves, inhabiting Oronand and the mountains around it. The dwarves rarely venture from the mountains, but occasionally make towns in the forested hills at the feet of the mountains. Some half-elves intermix with the humans in the cities, though they are a minority. Another<text:s/>minority of the population are tieflings—beings assumed to be half-fiends, but who are truly descended<text:s/>from a much more ancient peoples. They usually reside farther from large cities. In Tirion they make<text:s/>their towns in the plains of Western Tirion,<text:s/>near Brund and Anor. Elves and half-orcs are extremely rare in Tirion.</text:p>
      <text:p text:style-name="P13"><text:tab/><text:tab/>For 4 years, the plains of Western and Northern Tirion have undergone a drought, leaving most of the inhabitants less well off than normal. The warlike king of Tirion has neglected his domestic duties in favor of boosting Tirion's military strength. Taxes have been raised in Tirion to an average of 3 copper pieces a day to accomplish the King's wants.</text:p>
      <text:p text:style-name="P14"><text:tab/>Tirion has been at odds with the Elven<text:s/>kingdom of Erresea for hundreds of years. The only thing keeping them apart is the neutral kingdom of Brund that stands between them. The King is constantly searching for ways to attack Erresea.</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Standard"><text:span text:style-name="T31">ANOR</text:span><text:span text:style-name="T32">:</text:span></text:p>
      <text:p text:style-name="P33"><text:tab/>Anor is a small and peaceful kingdom<text:s/>to the north of Tirion. Anor is mainly dominated by hilly grasslands and cold pine forests. The climate is relatively cold, comparable to Skyrim. The winters are bitterly cold with heavy snowfall and strong winds. During the winters, most of Anor's coastal<text:s/>waters, rivers and lakes freeze over. Anor's capital city is Arcum, located on a bay in the north of Anor. The second largest city in Anor is Nava. Located in the fork of two rivers, Nava is a bustling trading center. The majority of Anor's cities and towns are agricultural, running on large farms that surround the cities.</text:p>
      <text:p text:style-name="P34"><text:tab/>The main inhabitants of Anor are humans and Lynx-Folk, though there are a few Tieflings and Gnomes throughout the countryside. Most other races are not found in Anor. The Lynx-Folk live<text:s/>in small villages throughout the countryside, though the social creatures like to mingle in the cities as well. They're master hunters are known to bring pelts of legendary creatures to market on occasion. The Lynx-Folk are fierce warriors, ready to defend their land if it comes under danger.</text:p>
      <text:p text:style-name="Standard"><text:span text:style-name="T35"><text:tab/></text:span><text:span text:style-name="T36"><text:tab/>Anor's king is a w</text:span><text:span text:style-name="T37">ise king who maintains the loyalty of landed nobility</text:span></text:p>
      <text:soft-page-break/>
      <text:p text:style-name="P38">through his virtue; his policies are enacted by honest and competent officials. The taxes in Anor are low, 1 copper piece a day, alowing for most people to survive comfortably.</text:p>
      <text:p text:style-name="P39"><text:tab/>Anor is a peaceful kingdom, but they are becoming more and more pressured by Tirion's military.</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BRUND:</text:p>
      <text:p text:style-name="P67"><text:span text:style-name="T68"><text:tab/></text:span><text:span text:style-name="T69">Brund makes up the large strip of land between Tirion and Erresea. Brund is dominated by a</text:span><text:span text:style-name="T70"><text:s/>huge desert encricled by the Lomin and Wethrin mountain ranges. The ranges only have two main opening passes, the one connecting to Tirion, the Fengal Pass, and the one connecting to Erresea, the Ersen Pass. The Fengal pass is a thin valley between the mo</text:span><text:span text:style-name="T71">untain ranges, and i</text:span><text:span text:style-name="T72">s guarded by a huge tower, Sword Stah.<text:s/></text:span><text:span text:style-name="T73">Because the Er</text:span><text:span text:style-name="T74">sen Pass is larger than th</text:span><text:span text:style-name="T75">e Fengal Pass, a huge wall, the Shield of Stah, blocks it.</text:span><text:span text:style-name="T76"><text:s/>The wall<text:s/></text:span><text:span text:style-name="T77">is<text:s/></text:span><text:span text:style-name="T78">enormous-- 500 feet high and 50 feet thick. The w</text:span><text:span text:style-name="T79">all is only passable through it</text:span><text:span text:style-name="T80">s two huge gatehouses, both of which are heavily guarded by soldiers of Brund. The Lomin a</text:span><text:span text:style-name="T81">nd Wethrin ranges, combined with the armaments of Stah,</text:span><text:span text:style-name="T82"><text:s/>prevent any land travel between the northern and southern parts of Ilia</text:span><text:span text:style-name="T83">.<text:s/></text:span><text:span text:style-name="T84">The small parts of Brund connecting to each of the coasts are grasslands, and</text:span><text:span text:style-name="T85"><text:s/>they</text:span><text:span text:style-name="T86"><text:s/>contain most of the kingdom's towns and cities. B</text:span><text:span text:style-name="T87">rund's capital is Ordos, located on the eastern coast. Ordos relies on it's large trade business with the Gray City to get resources from the southern part of Ilia. The markets at Ordos are one of the only places good form southern Ilia can be found. Anoth</text:span><text:span text:style-name="T88">er city of Brund is Gort. Gort is a medium sized city located in the center of the desert. The only large city located in the desert, Gort acts as a way-point for travels traversing the sands. Gort was originally built in an oasis, but has since expanded.</text:span></text:p>
      <text:p text:style-name="P89"><text:tab/>Brund has a relatively diverse population, holding mainly humans, desert elves, half elves, and tieflings. However, there are a few high elves on the Brund/Erresea border. There are also a few<text:s/>grey elven<text:s/>citadels high<text:s/>in the Lomin mountains. Desert elves, humans, and tieflings make up the largest portion<text:s/>of the desert dwellers, while half elves and humans make up the main population on the coasts.</text:p>
      <text:p text:style-name="P90"><text:tab/><text:tab/>Brund's King is intent on staying neutral to prevent a conflict between Tirion and Erresea. However, the king is old and Brund's power to withstand the pressures of both Erresea and Tirion is failing quickly.</text:p>
      <text:p text:style-name="P91"><text:tab/><text:tab/>Ten years ago, an enormous monster rose from the sands of the desert and attacked the city of Gort, almost leveling it. The beast was defeated by a great wizard whose life was lost in the process of the beast's defeat. The wizard is known to have multiple living apprentices, though. The city of Gort has mostly been rebuilt, but there are still ruins on the outskirts of the city.</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ERRESEA:</text:p>
      <text:p text:style-name="P108"><text:span text:style-name="T109"><text:tab/></text:span><text:span text:style-name="T110">Erresea is the largest kingdom of Ilia in area. Erresea is almost completely covered in</text:span><text:span text:style-name="T111"><text:s/>a single, ancient, forest</text:span><text:span text:style-name="T112">.</text:span><text:span text:style-name="T113"><text:s/>In the center of the forest pools the massive lake, almost an inland sea, Celeblinae.<text:s/></text:span><text:span text:style-name="T114">This huge lake is fed through a large river flowing from the Lodras mountain</text:span><text:span text:style-name="T115"><text:s/>range to the south. The forest</text:span><text:span text:style-name="T116"><text:s/>are said</text:span><text:span text:style-name="T117"><text:s/>to be very beautiful in some places</text:span><text:span text:style-name="T118"><text:s/>but dark and mysterious in others. The capital of Erresea is<text:s/></text:span><text:span text:style-name="T119">the city of Nenril, floating in the center of the<text:s/></text:span><text:span text:style-name="T120">lake. The city is huge in itself, and is magically floating slightly above the surface of the lake. The city</text:span><text:span text:style-name="T121"><text:s/>is connected to the land by four</text:span><text:span text:style-name="T122"><text:s/>large bridge</text:span><text:span text:style-name="T123">s</text:span><text:span text:style-name="T124">, serving to transport people in and out of the city. Nenril is said to be one of the most b</text:span><text:span text:style-name="T125">eautiful places on the main</text:span><text:span text:style-name="T126"><text:s/>Ilian continent. The sparkling elven craftsmanship makes Nenril shine like the buildings are made of celestial crystals. Nenril holds the continent's larges wizard's college, but only elves and certain others are allowed in. Nen</text:span><text:span text:style-name="T127">ril's elven smiths are known to make legendary armors and weapons. Another large city in Erresea is Four Falls. This city sits perched on the edge of a cliff where four rivers combine into one huge waterfall. This city is also known as 'The City of Lights'</text:span><text:span text:style-name="T128">, because of the amazing colourful lamps strung around the city that illuminate it in dazzling colors at night.</text:span></text:p>
      <text:p text:style-name="P129"><text:tab/>Erresea's main inhabitants are High Elves and Wood Elves. Half Elves and Humans are very rare. Wood Elves mainly inhabit towns and tree-top<text:s/>cities throughout the kingdom, and only rarely venture into Nenril or other large cities. High Elves only live in the cities.</text:p>
      <text:p text:style-name="P130"><text:tab/>Erresea's Queen is less focus on war than Tirion's King, and she takes care of domestic affairs wisely and benevolently. The Erresean military is strong but relies on Brund's ability to keep the army of Tirion away from the Erresean forests.</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JATON:</text:p>
      <text:p text:style-name="P156"><text:span text:style-name="T157"><text:tab/></text:span><text:span text:style-name="T158">The smallest kingdom of Ilia, Jaton lies at the center of the continent. The entire kingdom is covered in<text:s/></text:span><text:span text:style-name="T159">grassy hills dotted by sparse forests. Jaton's capital city is the Grey City, and although Jaton is the smallest kingdom, the Grey City is the largest city on the continent. A bustling city full of people from across the continent, the Grey City is very di</text:span><text:span text:style-name="T160">verse in architecture and features smaller 'towns' of different ethnicity inside the city. The Grey City is the most active trading hub of the entire continent, and holds the largest trading corporations, including C.I.T.C, or the Central Ilian Trading Com</text:span><text:span text:style-name="T161">pany. This company is responsible for the largest amounts of shipments throughout all of the Ilian Archapelago, and is the main trading company that ships goods to every coastal city of the continent. The city's huge markets offer goods from around the ent</text:span><text:span text:style-name="T162">ire continent. The Grey City itself sits on the edge of a large bay, and at the edges of the opening of the Bay there stands two enormous statues. Each statue depicts a great hero from the history of the continent. The second largest city of Jaton is Utica</text:span><text:span text:style-name="T163">. Utica lies upriver of the Grey City, and is similar in diversity. Utica is known for housing master artisans who offer their teachings to many apprentices. Utica is spread across four hilltops positioned as the corners of a square. Each of the four distr</text:span><text:span text:style-name="T164">icts of Utica are on these hilltops, with large bridges connecting them. The deep valleys between the hills are a beuatiful sight to behold, though some say they contain dangerous monsters.</text:span></text:p>
      <text:p text:style-name="P165"><text:tab/>Jaton is inhabited by almost all of the races of Ilia. However, High Elves Humans and Half-Elves make up the largest part of the population. Lynx-Folk have an almost non-existant presence in Jaton. They tend to keep to the norhtern parts of Ilia.</text:p>
      <text:p text:style-name="P166"><text:tab/><text:tab/>The king of Jaton is senile, and cannot rule effectively. In his place,<text:s/>wise and virtuous officials govern. The officials rule well, and Jaton's denizens live happily, for the most part. Three years ago, the small 'town' of Tieflings inside the Grey city was mostley burned down or vandalized by the city's radical group of racist humans. The Tieflings have somewhat rebuilt, but mainly live in slums, or tent towns in the parks.</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text:span text:style-name="T188">OLAEA:</text:span><text:span text:style-name="T189"><text:line-break/></text:span><text:span text:style-name="T190"><text:tab/></text:span><text:span text:style-name="T191">Olaea is almost completely covered in savanah-like grasslands. <text:s/>However, the grasslands get more rain than a savannah and can<text:s/></text:span><text:span text:style-name="T192">support regular crop growth. The soil of Olaea is very fertile and much of the grassland is used for farms. Along the south-eastern border runs the Naril mountains. As you get farther east there are sparse forested areas, near the border of Ibos. In the ce</text:span><text:span text:style-name="T193">nter of Olaea runs an ancient river that has cut a deep valley on it's way to the sea. Carved into the side of this huge canyon is the capital city of Ebun. Ebun sits mainly in a large outcropping on the side of the canyon, but it stretches into the rock w</text:span><text:span text:style-name="T194">ith tunnels and caverns. Ebun holds the headquarters of the large guild called Red Lion. Red Lion is a very powerful guild, one of the strongest of Ilia. The second largest city of Olaea is Uta. Uta is positioned on the side of a<text:s/></text:span><text:soft-page-break/><text:span text:style-name="T195">large mountain of the Nari</text:span><text:span text:style-name="T196">l range. Uta is split into three levels. The first level is mainly shops and markets, the second level is housing, and the third level is noble mansions and palaces. The mountains around Uta contain the largest concentration of Gray Elf citadels of the con</text:span><text:span text:style-name="T197">tinent. Uta has a high crime rate, however, and has one of the largest black market outlets of Ilia.</text:span></text:p>
      <text:p text:style-name="P198"><text:tab/>Olaea has a high population of humans, half-elves, lion-folk, high elves, and grey elves. There are small populations of half-orcs in the eastern part of<text:s/>the kingdom, but they mainly stay in the countryside. The lion-folk stay in their nomadic tribes throughout the countryside, rarely coming into the cities. The humans are spread throughout the kingdom, most working as farmers. The Grey Elves are pretty much entirely concentrated in Uta, making up most of the nobility and officials of the city. High elves living in Olaea tend to stay towards the cities as well.</text:p>
      <text:p text:style-name="P199"><text:tab/><text:tab/>The King of Olaea is young and weak, and bends to the will of the corrupt gray elf officials of<text:s/>Uta. Although Ebun is the capital of Olaea, the political power comes from Uta.</text:p>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ALBOS:</text:p>
      <text:p text:style-name="P222"><text:span text:style-name="T223"><text:tab/></text:span><text:span text:style-name="T224">Albos is the farthest kingdom to the south on the Ilian continent. The kingdom itself actually stretches off the mainland and onto Island 11. The</text:span><text:span text:style-name="T225"><text:s/>Lodras mountain range runs straight across the middle of Albos. To the north of the mountains lies a lush land of shining rivers and forests. To the south lies the huge sandy beaches and the capital city of Iant. The city lies at the southern-most point o</text:span><text:span text:style-name="T226">f the continent. Out of the city stretches a massive bridge, over a hundred miles long. The bridge itself has towns and cities stretching along it. Iant also has one of the most prestigious ranger academies of the continent. After the rangers of the academ</text:span><text:span text:style-name="T227">y graduate, they usually enter the military of Albos under the 4</text:span><text:span text:style-name="T228">th</text:span><text:span text:style-name="T229"><text:s/>Regiment. This Regiment is made specially of rangers, and is reputed to be one of the most dangerous and formitable fighting forces of the continent. <text:s/>The second biggest city of Albos lies<text:s/></text:span><text:span text:style-name="T230">deep underground. The city of Orma. This ancient dwarven city is huge, with caverns and tunnels running for hundreds of miles. The dwarves of the city, however, almost never come to the surface. The dwarven smiths are considered the best smiths of Ilia, an</text:span><text:span text:style-name="T231">d can forge weapons and armor out of the toughest materials.</text:span></text:p>
      <text:p text:style-name="P232"><text:tab/>Albos has a pretty diverse population. It is mainly made up of humans, but they are tolerant. There is also a large population of Deep Dwarves, all of whom keep to themselves beneath the mountain. As well as them, there are wood elves in the forests of northern Albos and High Elves in the towns of the north. Thre are a few Gray Elf citadels, but very few. There are also half-elves throughout Albos. The north-eastern portion of Albos holds some nomadic tribes of Lion-folk as well.</text:p>
      <text:p text:style-name="P233"><text:tab/>The king of Albos is young, barely 10 years old. In his stead a decent, but ineffective regent rules. The nobles withhold debts to the crown and rule as powers unto themselves.</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ETRUN:</text:p>
      <text:p text:style-name="P261"><text:span text:style-name="T262"><text:tab/></text:span><text:span text:style-name="T263">Etrun's</text:span><text:span text:style-name="T264"><text:s/>geography is almost completely dominated by thick jungle. The Neril Mountain range curves across northern Etrun, serving as the kingdom's border. The mountains are rough, and almost impassible. The only clear route into Etrun is directly from the north. A</text:span><text:span text:style-name="T265"><text:s/>number of rivers run through Etrun, and in some parts the ground level is flooded, making a swamp. The capital city of Etrun is Kuritori. The city itself is relatively spread out, and filled with jungle trees. Kuritori's East-Asian architecture and cultur</text:span><text:span text:style-name="T266">e are very different from anywhere else in Ilia. Another city in Etrun is Penin. Penin lies on a small peninsula in the south-eastern part of Etrun. Penin has similar architecture and culture as Kuritori. Penin has a large outlaw outlaw populaion of slaver</text:span><text:span text:style-name="T267">s. The slave trade is a big problem in Etrun. In Penin there are underground gladiatorial matches between captured peoples for the entertainment of nobles and rich people of Penin.</text:span></text:p>
      <text:p text:style-name="P268"><text:tab/>Etrun's main inhabitants ate half-orcs and wood elves. There are a few mountain dwarf villages in the mountains, and some Gray Elf citadels, but not very many. The half-orcs are the ruling class of Etrun and tend to stay more towards the cities, although there are still many villages of half-orcs throughout the jungles. The wood<text:s/>elves inhabit mostly tree top towns and villages in the jungles, but also live in the cities. The small populations of dwarves and gray elves stay secluded in the mountians.<text:line-break/><text:tab/><text:tab/>Etrun's monarch is a noble half-orc who leads with an iron fist. However, he attempts to satisfy the domestic needs of his people at the same time as remaining militarily powerful. In doing so, he has let his grip on his kingdom loosen, and domestic affairs have been failing. There are small rebellious groups around the kingdom fighting to replace the ruler.</text:p>
      <text:p text:style-name="P269"/>
      <text:p text:style-name="P270">IBOS:</text:p>
      <text:p text:style-name="P271"><text:span text:style-name="T272"><text:tab/></text:span><text:span text:style-name="T273">Ibos is the kingdom farthest to the east on Ilia. It's geography mainly consists of sparse forests and grasslands. The capital city of Ibos is Arear. Arear is near the very end of the peninsula, on the coast. Arear is a u</text:span><text:span text:style-name="T274">nique city. It's architecture is medieval, but augmented with magic and shiny metals to make the city itself more three-dimensional and streamlined. Buildings float in the sky, and people are transported by magical airships. The culture is different, more<text:s/></text:span><text:span text:style-name="T275">Victorian than anywhere else. Most of the work is done by clockwork automatons or an artificial machine race built to work. Wizards have created a way to stagnate magical power and use it to control the city, making Arear similar in idea to Steam Punk, but</text:span><text:span text:style-name="T276"><text:s/>with magic instead of steam. Wizards and machinists from Arear have also perfected a way to replace lost limbs with mechanical counterparts, and to augment people's abilities with machines. They have also been said to have created machines to give magic t</text:span><text:span text:style-name="T277">o the mundane. Another city in Ibos is Norir. Unlike Arear, Norir has not been influenced as much with the technology controlling Arear, however the people still use many of the mechanical items made in Arear. The architecture of Norir is more medieval, th</text:span><text:span text:style-name="T278">ough still shows some Magic Punk influence.</text:span></text:p>
      <text:p text:style-name="P279"><text:span text:style-name="T280"><text:tab/>The inhabitants of Ibos are very mixed. There are humans, high elves, half elves, a few gray elves, and tieflings. There are not many of any other race. All of the gray elves and a majority of the high elves are</text:span><text:span text:style-name="T281"><text:s/>in Arear. The humans, half elves and tieflings are spread throughout Ibos.</text:span></text:p>
      <text:p text:style-name="P282"><text:span text:style-name="T283"><text:tab/></text:span><text:span text:style-name="T284"><text:tab/>The monarch of Ibos was recently overthrown by a corrupt usurper. The usurper took the throne and smashed the nobility. His cronies and bodyguards cruelly execute his polic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ungsuh" svg:font-family="Gungsuh" style:font-family-generic="roman" style:font-pitch="variable"/>
    <style:font-face style:name="ScalaSansLF-Regular" svg:font-family="ScalaSansLF-Regular"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olan Roth</meta:initial-creator>
    <dc:creator>Nolan Roth</dc:creator>
    <meta:creation-date>2014-07-02T10:05:00Z</meta:creation-date>
    <dc:date>2016-07-13T03:49:00Z</dc:date>
    <meta:template xlink:href="Normal.dotm" xlink:type="simple"/>
    <meta:editing-cycles>9</meta:editing-cycles>
    <meta:editing-duration>PT67740S</meta:editing-duration>
    <meta:document-statistic meta:page-count="6" meta:paragraph-count="35" meta:word-count="2679" meta:character-count="17915" meta:row-count="127" meta:non-whitespace-character-count="15271"/>
  </office:meta>
</office:document-meta>
</file>